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8pt" officeooo:rsid="002127b4" officeooo:paragraph-rsid="002127b4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fo:font-size="11pt" officeooo:rsid="0021e990" officeooo:paragraph-rsid="0021e990" style:font-size-asian="11pt" style:font-size-complex="11pt"/>
    </style:style>
    <style:style style:name="P4" style:family="paragraph" style:parent-style-name="Standard">
      <style:paragraph-properties fo:text-align="start" style:justify-single-word="false" fo:break-before="page"/>
    </style:style>
    <style:style style:name="P5" style:family="paragraph" style:parent-style-name="Heading_20_1">
      <style:text-properties officeooo:rsid="001deb6a" officeooo:paragraph-rsid="001deb6a"/>
    </style:style>
    <style:style style:name="P6" style:family="paragraph" style:parent-style-name="Heading_20_1" style:master-page-name="First_20_Page">
      <style:paragraph-properties style:page-number="auto"/>
      <style:text-properties officeooo:rsid="0020da02" officeooo:paragraph-rsid="0020da02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20da02"/>
    </style:style>
    <style:style style:name="T4" style:family="text">
      <style:text-properties fo:color="#000080" style:font-name="Courier New" fo:font-style="normal" fo:font-weight="bold" style:font-style-asian="normal" style:font-weight-asian="bold"/>
    </style:style>
    <style:style style:name="T5" style:family="text">
      <style:text-properties fo:color="#008000" style:font-name="Courier New" fo:font-style="normal" fo:font-weight="bold" style:font-style-asian="normal" style:font-weight-asian="bold"/>
    </style:style>
    <style:style style:name="T6" style:family="text">
      <style:text-properties fo:color="#000000" style:font-name="Courier New" fo:font-style="normal" fo:font-weight="normal" style:font-style-asian="normal" style:font-weight-asian="normal"/>
    </style:style>
    <style:style style:name="T7" style:family="text">
      <style:text-properties fo:color="#000000" style:font-name="Courier New" fo:font-style="italic" fo:font-weight="normal" style:font-style-asian="italic" style:font-weight-asian="normal"/>
    </style:style>
    <style:style style:name="T8" style:family="text">
      <style:text-properties fo:color="#808000" style:font-name="Courier New" fo:font-style="normal" fo:font-weight="normal" style:font-style-asian="normal" style:font-weight-asian="normal"/>
    </style:style>
    <style:style style:name="T9" style:family="text">
      <style:text-properties fo:color="#660e7a" style:font-name="Courier New" fo:font-style="italic" fo:font-weight="normal" style:font-style-asian="italic" style:font-weight-asian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4f2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7818468" text:style-name="Outline">
        <text:list-item>
          <text:h text:style-name="P6" text:outline-level="1">Drawer</text:h>
        </text:list-item>
        <text:list-item>
          <text:h text:style-name="P5" text:outline-level="1">Flutter Beta</text:h>
        </text:list-item>
      </text:list>
      <text:p text:style-name="Standard"/>
      <text:p text:style-name="Standard">Objetivo:<text:span text:style-name="T3">Hacer un menú</text:span></text:p>
      <text:p text:style-name="Standard"/>
      <text:p text:style-name="Standard">F.Creación: <text:span text:style-name="T3">23-9</text:span>-2018</text:p>
      <text:p text:style-name="Standard"/>
      <text:p text:style-name="P1">Programa:<text:tab/><text:a xlink:type="simple" xlink:href="https://proandroiddev.com/flutter-creating-drawers-e31414f7d71a" text:style-name="Internet_20_link" text:visited-style-name="Visited_20_Internet_20_Link"><text:span text:style-name="T11">proandroidv</text:span></text:a>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4"/>
      <text:p text:style-name="P2"><text:span text:style-name="T4">import </text:span><text:span text:style-name="T5">'package:flutter/material.dart'</text:span><text:span text:style-name="T6">;</text:span><text:line-break/><text:line-break/><text:span text:style-name="T4">class </text:span><text:span text:style-name="T6">Home </text:span><text:span text:style-name="T4">extends </text:span><text:span text:style-name="T6">StatefulWidget {</text:span><text:line-break/><text:span text:style-name="T6"> <text:s/></text:span><text:span text:style-name="T8">@override</text:span><text:line-break/><text:span text:style-name="T8"> <text:s/></text:span><text:span text:style-name="T6">_HomeState createState() =&gt; </text:span><text:span text:style-name="T4">new </text:span><text:span text:style-name="T6">_HomeState();</text:span><text:line-break/><text:span text:style-name="T6"> }</text:span><text:line-break/><text:span text:style-name="T4">class </text:span><text:span text:style-name="T6">_HomeState </text:span><text:span text:style-name="T4">extends </text:span><text:span text:style-name="T6">State&lt;Home&gt; {</text:span><text:line-break/><text:span text:style-name="T6"> <text:s/>Drawer _getDrawer(BuildContext context)</text:span><text:line-break/><text:span text:style-name="T6"> <text:s/>{</text:span><text:line-break/><text:span text:style-name="T6"> <text:s text:c="3"/></text:span><text:span text:style-name="T4">var </text:span><text:span text:style-name="T6">header <text:s/>= </text:span><text:span text:style-name="T4">new </text:span><text:span text:style-name="T6">DrawerHeader(child: </text:span><text:span text:style-name="T4">new </text:span><text:span text:style-name="T6">Text(</text:span><text:span text:style-name="T5">"Ajustes"</text:span><text:span text:style-name="T6">));</text:span><text:line-break/><text:span text:style-name="T6"> <text:s text:c="3"/></text:span><text:span text:style-name="T4">var </text:span><text:span text:style-name="T6">info = </text:span><text:span text:style-name="T4">new </text:span><text:span text:style-name="T6">AboutListTile(</text:span><text:line-break/><text:span text:style-name="T6"> <text:s text:c="5"/>child: </text:span><text:span text:style-name="T4">new </text:span><text:span text:style-name="T6">Text(</text:span><text:span text:style-name="T5">"Información App"</text:span><text:span text:style-name="T6">),</text:span><text:line-break/><text:span text:style-name="T6"> <text:s text:c="5"/>applicationVersion: </text:span><text:span text:style-name="T5">"v1.0.0"</text:span><text:span text:style-name="T6">,</text:span><text:line-break/><text:span text:style-name="T6"> <text:s text:c="5"/>applicationName: </text:span><text:span text:style-name="T5">"Demo drawer"</text:span><text:span text:style-name="T6">,</text:span><text:line-break/><text:span text:style-name="T6"> <text:s text:c="5"/>applicationIcon: </text:span><text:span text:style-name="T4">new </text:span><text:span text:style-name="T6">Icon(Icons.</text:span><text:span text:style-name="T9">favorite</text:span><text:span text:style-name="T6">),</text:span><text:line-break/><text:span text:style-name="T6"> <text:s text:c="5"/>icon: </text:span><text:span text:style-name="T4">new </text:span><text:span text:style-name="T6">Icon(Icons.</text:span><text:span text:style-name="T9">info</text:span><text:span text:style-name="T6">),</text:span><text:line-break/><text:span text:style-name="T6"> <text:s text:c="3"/></text:span><text:line-break/><text:span text:style-name="T6"> <text:s text:c="3"/>);</text:span><text:line-break/><text:span text:style-name="T6"> <text:s/>ListTile _getItem(Icon icon, String description, String route){</text:span><text:line-break/><text:span text:style-name="T6"> <text:s text:c="3"/></text:span><text:span text:style-name="T4">return new </text:span><text:span text:style-name="T6">ListTile(</text:span><text:line-break/><text:span text:style-name="T6"> <text:s text:c="5"/>leading: icon,</text:span><text:line-break/><text:span text:style-name="T6"> <text:s text:c="5"/>title: </text:span><text:span text:style-name="T4">new </text:span><text:span text:style-name="T6">Text(description),</text:span><text:line-break/><text:span text:style-name="T6"> <text:s text:c="5"/>onTap: () {</text:span><text:line-break/><text:span text:style-name="T6"> <text:s text:c="7"/>setState(() {</text:span><text:line-break/><text:span text:style-name="T6"> <text:s text:c="11"/>Navigator.</text:span><text:span text:style-name="T7">of</text:span><text:span text:style-name="T6">(context).pushNamed(route);</text:span><text:line-break/><text:span text:style-name="T6"> <text:s text:c="7"/>});</text:span><text:line-break/><text:span text:style-name="T6"> <text:s text:c="5"/>}</text:span><text:line-break/><text:span text:style-name="T6"> <text:s text:c="3"/>);</text:span><text:line-break/><text:span text:style-name="T6"> <text:s text:c="3"/></text:span><text:line-break/><text:span text:style-name="T6"> <text:s/>}</text:span><text:line-break/><text:span text:style-name="T6"> <text:s text:c="3"/>ListView listView = </text:span><text:span text:style-name="T4">new </text:span><text:span text:style-name="T6">ListView(children: &lt;Widget&gt;[</text:span><text:line-break/><text:span text:style-name="T6"> <text:s text:c="3"/>header,</text:span><text:line-break/><text:span text:style-name="T6"> <text:s text:c="3"/>_getItem(</text:span><text:span text:style-name="T4">new </text:span><text:span text:style-name="T6">Icon(Icons.</text:span><text:span text:style-name="T9">settings</text:span><text:span text:style-name="T6">), </text:span><text:span text:style-name="T5">'Configuración'</text:span><text:span text:style-name="T6">, </text:span><text:span text:style-name="T5">"/configuracion"</text:span><text:span text:style-name="T6">),</text:span><text:line-break/><text:span text:style-name="T6"> <text:s text:c="3"/>_getItem(</text:span><text:span text:style-name="T4">new </text:span><text:span text:style-name="T6">Icon(Icons.</text:span><text:span text:style-name="T9">home</text:span><text:span text:style-name="T6">), </text:span><text:span text:style-name="T5">'Página Principal'</text:span><text:span text:style-name="T6">, </text:span><text:span text:style-name="T5">"/"</text:span><text:span text:style-name="T6">),</text:span><text:line-break/><text:span text:style-name="T6"> <text:s text:c="3"/>_getItem(</text:span><text:span text:style-name="T4">new </text:span><text:span text:style-name="T6">Icon(Icons.</text:span><text:span text:style-name="T9">battery_charging_full</text:span><text:span text:style-name="T6">), </text:span><text:span text:style-name="T5">"Batería"</text:span><text:span text:style-name="T6">, </text:span><text:span text:style-name="T5">"/bateria"</text:span><text:span text:style-name="T6">),</text:span><text:line-break/><text:span text:style-name="T6"> <text:s text:c="3"/>_getItem(</text:span><text:span text:style-name="T4">new </text:span><text:span text:style-name="T6">Icon(Icons.</text:span><text:span text:style-name="T9">contacts</text:span><text:span text:style-name="T6">),</text:span><text:span text:style-name="T5">"maxito"</text:span><text:span text:style-name="T6">,</text:span><text:span text:style-name="T5">"/maxPage"</text:span><text:span text:style-name="T6">),</text:span><text:line-break/><text:span text:style-name="T6"> <text:s text:c="3"/>info</text:span><text:line-break/><text:span text:style-name="T6"> <text:s text:c="2"/>]);</text:span><text:line-break/><text:line-break/><text:span text:style-name="T6"> <text:s text:c="5"/></text:span><text:span text:style-name="T4">return new </text:span><text:span text:style-name="T6">Drawer(</text:span><text:line-break/><text:span text:style-name="T6"> <text:s text:c="7"/>child: listView,</text:span><text:line-break/><text:span text:style-name="T6"> <text:s text:c="5"/>);</text:span><text:line-break/><text:span text:style-name="T6"> <text:s/>}</text:span><text:line-break/><text:span text:style-name="T6"> <text:s/></text:span><text:span text:style-name="T8">@override</text:span><text:line-break/><text:span text:style-name="T8"> <text:s/></text:span><text:span text:style-name="T6">Widget build(BuildContext context) {</text:span><text:line-break/><text:span text:style-name="T6"> <text:s text:c="2"/></text:span><text:span text:style-name="T4">return new </text:span><text:span text:style-name="T6">Scaffold(</text:span><text:line-break/><text:span text:style-name="T6"> <text:s text:c="4"/>appBar: </text:span><text:span text:style-name="T4">new </text:span><text:span text:style-name="T6">AppBar(</text:span><text:line-break/><text:span text:style-name="T6"> <text:s text:c="6"/>title: </text:span><text:span text:style-name="T4">new </text:span><text:span text:style-name="T6">Text(</text:span><text:span text:style-name="T5">"Demo Menu"</text:span><text:span text:style-name="T6">),</text:span><text:line-break/><text:span text:style-name="T6"> <text:s text:c="4"/>),</text:span><text:line-break/><text:line-break/><text:span text:style-name="T6"> <text:s text:c="4"/>drawer: _getDrawer(context),</text:span><text:line-break/><text:span text:style-name="T6"> <text:s text:c="2"/>);</text:span><text:line-break/><text:span text:style-name="T6"> <text:s/>}</text:span><text:line-break/><text:span text:style-name="T6">}</text:span></text:p>
      <text:p text:style-name="P2"/>
      <text:p text:style-name="P3">El manejo de routes esta explicado en <text:span text:style-name="T10">rout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5</meta:editing-cycles>
    <meta:creation-date>2018-09-23T12:09:55.035000000</meta:creation-date>
    <meta:editing-duration>PT19M58S</meta:editing-duration>
    <meta:generator>LibreOffice/6.1.3.2$Windows_X86_64 LibreOffice_project/86daf60bf00efa86ad547e59e09d6bb77c699acb</meta:generator>
    <dc:date>2018-12-07T16:55:24.883000000</dc:date>
    <meta:document-statistic meta:table-count="0" meta:image-count="0" meta:object-count="0" meta:page-count="2" meta:paragraph-count="11" meta:word-count="155" meta:character-count="1620" meta:non-whitespace-character-count="12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